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2a1" officeooo:paragraph-rsid="0010de2a"/>
    </style:style>
    <style:style style:name="P2" style:family="paragraph" style:parent-style-name="Standard">
      <style:text-properties officeooo:rsid="0010de2a" officeooo:paragraph-rsid="0010de2a"/>
    </style:style>
    <style:style style:name="P3" style:family="paragraph" style:parent-style-name="Standard">
      <style:text-properties officeooo:paragraph-rsid="000db2a1"/>
    </style:style>
    <style:style style:name="P4" style:family="paragraph" style:parent-style-name="Standard">
      <style:text-properties officeooo:rsid="000ffd10" officeooo:paragraph-rsid="000ffd10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ff155" fo:background-color="#ffff00" loext:char-shading-value="0"/>
    </style:style>
    <style:style style:name="T3" style:family="text">
      <style:text-properties officeooo:rsid="000ff155" fo:background-color="#ffff00" loext:char-shading-value="0"/>
    </style:style>
    <style:style style:name="T4" style:family="text">
      <style:text-properties officeooo:rsid="0010de2a" fo:background-color="#ffff00" loext:char-shading-value="0"/>
    </style:style>
    <style:style style:name="T5" style:family="text">
      <style:text-properties officeooo:rsid="0010de2a"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0de2a"/>
    </style:style>
    <style:style style:name="T8" style:family="text">
      <style:text-properties officeooo:rsid="000db2a1"/>
    </style:style>
    <style:style style:name="T9" style:family="text">
      <style:text-properties fo:color="#ff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it bucket <text:s/>-<text:span text:style-name="T7">&gt; send files to</text:span><text:span text:style-name="T5"> /</text:span><text:span text:style-name="T3">d</text:span><text:span text:style-name="T2">ev/null</text:span></text:p>
      <text:p text:style-name="P2">Exp. Sending errors to the /dev/null file -&gt; <text:span text:style-name="T9">thecommand</text:span> 2&gt; <text:span text:style-name="T6">/</text:span><text:span text:style-name="T2">dev/null</text:span></text:p>
      <text:p text:style-name="P3"><text:span text:style-name="T7">2&gt; is the redirection of errors </text:span><text:span text:style-name="T8"><text:s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7:10:29.310454579</meta:creation-date>
    <dc:date>2022-01-19T19:21:01.747552334</dc:date>
    <meta:editing-duration>PT9M3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5" meta:character-count="143" meta:non-whitespace-character-count="118"/>
  </office:meta>
</office:document-meta>
</file>